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7"/>
          <table:table-cell table:formula="of:=3^(1/2)" office:value-type="float" office:value="1.73205080756888">
            <text:p>1,732050807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2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/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7]/20)-[.$B$15])^2" office:value-type="float" office:value="0.000000089999999999847">
            <text:p>0,00000009</text:p>
          </table:table-cell>
          <table:table-cell table:formula="of:=[.B7]/20" office:value-type="float" office:value="2.147">
            <text:p>2,147</text:p>
          </table:table-cell>
          <table:table-cell table:number-columns-repeated="2"/>
          <table:table-cell office:value-type="float" office:value="1145">
            <text:p>1145</text:p>
          </table:table-cell>
          <table:table-cell table:formula="of:=1/((12)^(1/2))" office:value-type="float" office:value="0.288675134594813">
            <text:p>0,2886751346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8]/20)-[.$B$15])^2" office:value-type="float" office:value="0.000000089999999999847">
            <text:p>0,00000009</text:p>
          </table:table-cell>
          <table:table-cell table:formula="of:=[.B8]/20" office:value-type="float" office:value="2.147">
            <text:p>2,147</text:p>
          </table:table-cell>
          <table:table-cell table:number-columns-repeated="5"/>
          <table:table-cell office:value-type="string">
            <text:p>g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9]/20)-[.$B$15])^2" office:value-type="float" office:value="0.00000144000000000075">
            <text:p>0,00000144</text:p>
          </table:table-cell>
          <table:table-cell table:formula="of:=[.B9]/20" office:value-type="float" office:value="2.1455">
            <text:p>2,1455</text:p>
          </table:table-cell>
          <table:table-cell table:number-columns-repeated="5"/>
          <table:table-cell table:formula="of:=4*3.1415926^2*1.145/([.B15])^2" office:value-type="float" office:value="9.80894944033214">
            <text:p>9,80894944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10]/20)-[.$B$15])^2" office:value-type="float" office:value="0.00000144000000000075">
            <text:p>0,00000144</text:p>
          </table:table-cell>
          <table:table-cell table:formula="of:=[.B10]/20" office:value-type="float" office:value="2.1455">
            <text:p>2,145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7">
            <text:p>42,97</text:p>
          </table:table-cell>
          <table:table-cell table:formula="of:=(([.B11]/20)-[.$B$15])^2" office:value-type="float" office:value="0.00000323999999999929">
            <text:p>0,00000324</text:p>
          </table:table-cell>
          <table:table-cell table:formula="of:=[.B11]/20" office:value-type="float" office:value="2.1485">
            <text:p>2,148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formula="of:=SUM([.B7:.B11])/5" office:value-type="float" office:value="42.934">
            <text:p>42,934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11])/(5*20)" office:value-type="float" office:value="2.1467">
            <text:p>2,146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11])^2/5))^(1/2)" office:value-type="float" office:value="0.00000281744565164995">
            <text:p>2,81744565164995E-006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Typ B</text:p>
          </table:table-cell>
          <table:table-cell table:formula="of:=0.1/20" office:value-type="float" office:value="0.005">
            <text:p>0,005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C17]^2+[.C18]^2)^(1/2)" office:value-type="float" office:value="0.00500000079379994">
            <text:p>0,0050000008</text:p>
          </table:table-cell>
          <table:table-cell table:number-columns-repeated="8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28.10.2017</text:date>, <text:time>18:34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Hawighorst</meta:initial-creator>
    <meta:creation-date>2017-10-27T22:36:36.75</meta:creation-date>
    <dc:date>2017-10-28T18:34:49.48</dc:date>
    <dc:creator>Hauke Hawighorst</dc:creator>
    <meta:editing-duration>PT1H48M14S</meta:editing-duration>
    <meta:editing-cycles>5</meta:editing-cycles>
    <meta:generator>OpenOffice/4.1.1$Win32 OpenOffice.org_project/411m6$Build-9775</meta:generator>
    <meta:document-statistic meta:table-count="3" meta:cell-count="50" meta:object-count="0"/>
  </office:meta>
</office:document-meta>
</file>